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2f76" officeooo:paragraph-rsid="00102f76" style:font-weight-asian="bold" style:font-weight-complex="bold"/>
    </style:style>
    <style:style style:name="P2" style:family="paragraph" style:parent-style-name="Standard">
      <style:text-properties fo:font-weight="bold" officeooo:rsid="000d793d" style:font-weight-asian="bold" style:font-weight-complex="bold"/>
    </style:style>
    <style:style style:name="P3" style:family="paragraph" style:parent-style-name="Standard">
      <style:text-properties fo:font-weight="bold" officeooo:rsid="000f660f" style:font-weight-asian="bold" style:font-weight-complex="bold"/>
    </style:style>
    <style:style style:name="P4" style:family="paragraph" style:parent-style-name="Standard">
      <style:text-properties fo:font-weight="bold" officeooo:rsid="00132c1a" officeooo:paragraph-rsid="00132c1a" style:font-weight-asian="bold" style:font-weight-complex="bold"/>
    </style:style>
    <style:style style:name="P5" style:family="paragraph" style:parent-style-name="Standard">
      <style:text-properties fo:font-weight="bold" officeooo:rsid="001f3ebc" officeooo:paragraph-rsid="001f3ebc" style:font-weight-asian="bold" style:font-weight-complex="bold"/>
    </style:style>
    <style:style style:name="P6" style:family="paragraph" style:parent-style-name="Standard">
      <style:text-properties fo:font-weight="normal" officeooo:rsid="00102f76" officeooo:paragraph-rsid="00102f76" style:font-weight-asian="normal" style:font-weight-complex="normal"/>
    </style:style>
    <style:style style:name="P7" style:family="paragraph" style:parent-style-name="Standard">
      <style:text-properties fo:font-weight="normal" officeooo:rsid="001309ca" officeooo:paragraph-rsid="00102f76" style:font-weight-asian="normal" style:font-weight-complex="normal"/>
    </style:style>
    <style:style style:name="P8" style:family="paragraph" style:parent-style-name="Standard">
      <style:text-properties fo:font-weight="normal" officeooo:rsid="00132c1a" officeooo:paragraph-rsid="00132c1a" style:font-weight-asian="normal" style:font-weight-complex="normal"/>
    </style:style>
    <style:style style:name="P9" style:family="paragraph" style:parent-style-name="Standard">
      <style:text-properties fo:font-weight="normal" officeooo:rsid="00147d81" officeooo:paragraph-rsid="00147d81" style:font-weight-asian="normal" style:font-weight-complex="normal"/>
    </style:style>
    <style:style style:name="P10" style:family="paragraph" style:parent-style-name="Standard">
      <style:text-properties fo:font-weight="normal" officeooo:rsid="00147d81" officeooo:paragraph-rsid="00102f76" style:font-weight-asian="normal" style:font-weight-complex="normal"/>
    </style:style>
    <style:style style:name="P11" style:family="paragraph" style:parent-style-name="Standard">
      <style:text-properties fo:font-weight="normal" officeooo:rsid="00147d81" officeooo:paragraph-rsid="00177817" style:font-weight-asian="normal" style:font-weight-complex="normal"/>
    </style:style>
    <style:style style:name="P12" style:family="paragraph" style:parent-style-name="Standard">
      <style:text-properties fo:font-weight="normal" officeooo:rsid="00147d81" officeooo:paragraph-rsid="0020ea0b" style:font-weight-asian="normal" style:font-weight-complex="normal"/>
    </style:style>
    <style:style style:name="P13" style:family="paragraph" style:parent-style-name="Standard">
      <style:text-properties fo:font-weight="normal" officeooo:paragraph-rsid="0020ea0b"/>
    </style:style>
    <style:style style:name="P14" style:family="paragraph" style:parent-style-name="Standard">
      <style:text-properties fo:font-variant="normal" fo:text-transform="none" fo:color="#404040" style:font-name="monospace" fo:font-size="12pt" fo:letter-spacing="normal" fo:font-style="normal" fo:font-weight="normal" officeooo:rsid="00147d81" officeooo:paragraph-rsid="0020ea0b" style:font-weight-asian="normal" style:font-weight-complex="normal"/>
    </style:style>
    <style:style style:name="P15" style:family="paragraph" style:parent-style-name="Standard">
      <style:text-properties fo:font-variant="normal" fo:text-transform="none" fo:color="#000000" style:font-name="Liberation Serif" fo:font-size="12pt" fo:letter-spacing="normal" fo:font-style="normal" fo:font-weight="bold" officeooo:rsid="00147d81" officeooo:paragraph-rsid="0020ea0b" fo:background-color="transparent" style:font-weight-asian="bold" style:font-weight-complex="bold"/>
    </style:style>
    <style:style style:name="P16" style:family="paragraph" style:parent-style-name="Standard">
      <style:text-properties fo:font-variant="normal" fo:text-transform="none" fo:color="#000000" style:font-name="Liberation Serif" fo:font-size="12pt" fo:letter-spacing="normal" fo:font-style="normal" fo:font-weight="bold" officeooo:rsid="0020ea0b" officeooo:paragraph-rsid="0020ea0b" fo:background-color="transparent" style:font-weight-asian="bold" style:font-weight-complex="bold"/>
    </style:style>
    <style:style style:name="P17" style:family="paragraph" style:parent-style-name="Standard">
      <style:text-properties fo:font-variant="normal" fo:text-transform="none" fo:color="#000000" style:font-name="Liberation Serif" fo:font-size="12pt" fo:letter-spacing="normal" fo:font-style="normal" fo:font-weight="bold" officeooo:rsid="00147d81" officeooo:paragraph-rsid="00177817" style:font-weight-asian="bold" style:font-weight-complex="bold"/>
    </style:style>
    <style:style style:name="P18" style:family="paragraph" style:parent-style-name="Standard" style:master-page-name="">
      <loext:graphic-properties draw:fill="none"/>
      <style:paragraph-properties fo:margin-left="-0.101cm" fo:margin-right="0cm" fo:text-indent="0cm" style:auto-text-indent="false" style:page-number="auto" fo:background-color="transparent"/>
      <style:text-properties fo:font-weight="bold" officeooo:rsid="001f3ebc" officeooo:paragraph-rsid="00242cdd" style:font-weight-asian="bold" style:font-weight-complex="bold"/>
    </style:style>
    <style:style style:name="P19" style:family="paragraph" style:parent-style-name="Standard" style:list-style-name="L1">
      <style:text-properties fo:font-weight="normal" officeooo:rsid="00132c1a" officeooo:paragraph-rsid="00132c1a" style:font-weight-asian="normal" style:font-weight-complex="normal"/>
    </style:style>
    <style:style style:name="P20" style:family="paragraph" style:parent-style-name="Standard" style:list-style-name="L2">
      <style:text-properties fo:font-weight="normal" officeooo:rsid="00132c1a" officeooo:paragraph-rsid="00132c1a" style:font-weight-asian="normal" style:font-weight-complex="normal"/>
    </style:style>
    <style:style style:name="P21" style:family="paragraph" style:parent-style-name="Standard" style:list-style-name="L3">
      <style:text-properties fo:font-weight="normal" officeooo:rsid="00132c1a" officeooo:paragraph-rsid="00132c1a" style:font-weight-asian="normal" style:font-weight-complex="normal"/>
    </style:style>
    <style:style style:name="P22" style:family="paragraph" style:parent-style-name="Standard" style:list-style-name="L5">
      <style:text-properties fo:font-weight="normal" officeooo:rsid="00147d81" officeooo:paragraph-rsid="00102f76" style:font-weight-asian="normal" style:font-weight-complex="normal"/>
    </style:style>
    <style:style style:name="P23" style:family="paragraph" style:parent-style-name="Standard">
      <style:text-properties fo:font-weight="normal" officeooo:rsid="00147d81" officeooo:paragraph-rsid="0020ea0b" style:font-weight-asian="normal" style:font-weight-complex="normal"/>
    </style:style>
    <style:style style:name="P24" style:family="paragraph" style:parent-style-name="Standard">
      <style:text-properties fo:font-weight="normal" officeooo:rsid="0020ea0b" officeooo:paragraph-rsid="0020ea0b" style:font-weight-asian="normal" style:font-weight-complex="normal"/>
    </style:style>
    <style:style style:name="P25" style:family="paragraph" style:parent-style-name="Standard" style:list-style-name="L6">
      <style:text-properties fo:font-weight="normal" officeooo:rsid="0020ea0b" officeooo:paragraph-rsid="0020ea0b" style:font-weight-asian="normal" style:font-weight-complex="normal"/>
    </style:style>
    <style:style style:name="P26" style:family="paragraph" style:parent-style-name="Standard" style:list-style-name="L7">
      <style:text-properties fo:font-weight="normal" officeooo:rsid="0020ea0b" officeooo:paragraph-rsid="002187b9" style:font-weight-asian="normal" style:font-weight-complex="normal"/>
    </style:style>
    <style:style style:name="P27" style:family="paragraph" style:parent-style-name="Standard" style:list-style-name="L8">
      <style:text-properties fo:font-weight="normal" officeooo:rsid="0020ea0b" officeooo:paragraph-rsid="00102f76" style:font-weight-asian="normal" style:font-weight-complex="normal"/>
    </style:style>
    <style:style style:name="P28" style:family="paragraph" style:parent-style-name="Standard" style:list-style-name="L9">
      <style:text-properties fo:font-weight="normal" officeooo:rsid="0020ea0b" officeooo:paragraph-rsid="0020ea0b" style:font-weight-asian="normal" style:font-weight-complex="normal"/>
    </style:style>
    <style:style style:name="P29" style:family="paragraph" style:parent-style-name="Standard" style:list-style-name="L10">
      <style:text-properties fo:font-weight="normal" officeooo:rsid="002187b9" officeooo:paragraph-rsid="002187b9" style:font-weight-asian="normal" style:font-weight-complex="normal"/>
    </style:style>
    <style:style style:name="P30" style:family="paragraph" style:parent-style-name="Standard" style:list-style-name="L11">
      <style:text-properties fo:font-weight="normal" officeooo:rsid="002187b9" officeooo:paragraph-rsid="002187b9" style:font-weight-asian="normal" style:font-weight-complex="normal"/>
    </style:style>
    <style:style style:name="P31" style:family="paragraph" style:parent-style-name="Standard" style:list-style-name="L12">
      <style:text-properties fo:font-weight="normal" officeooo:rsid="002187b9" officeooo:paragraph-rsid="002187b9" style:font-weight-asian="normal" style:font-weight-complex="normal"/>
    </style:style>
    <style:style style:name="P32" style:family="paragraph" style:parent-style-name="Standard" style:list-style-name="L13">
      <style:text-properties fo:font-weight="normal" officeooo:rsid="002187b9" officeooo:paragraph-rsid="002187b9" style:font-weight-asian="normal" style:font-weight-complex="normal"/>
    </style:style>
    <style:style style:name="P33" style:family="paragraph" style:parent-style-name="Standard" style:list-style-name="L4">
      <style:text-properties officeooo:paragraph-rsid="00132c1a"/>
    </style:style>
    <style:style style:name="P34" style:family="paragraph" style:parent-style-name="Standard">
      <style:text-properties fo:font-weight="bold" officeooo:rsid="0023e8a8" officeooo:paragraph-rsid="0023e8a8" style:font-weight-asian="bold" style:font-weight-complex="bold"/>
    </style:style>
    <style:style style:name="P35" style:family="paragraph" style:parent-style-name="Standard">
      <style:text-properties fo:font-weight="bold" officeooo:rsid="0020ea0b" officeooo:paragraph-rsid="0020ea0b" style:font-weight-asian="bold" style:font-weight-complex="bold"/>
    </style:style>
    <style:style style:name="P36" style:family="paragraph" style:parent-style-name="Standard" style:list-style-name="L10">
      <style:text-properties fo:font-weight="bold" officeooo:rsid="002187b9" officeooo:paragraph-rsid="002187b9" style:font-weight-asian="bold" style:font-weight-complex="bold"/>
    </style:style>
    <style:style style:name="P37" style:family="paragraph" style:parent-style-name="Standard" style:list-style-name="L11">
      <style:text-properties fo:font-weight="bold" officeooo:rsid="002187b9" officeooo:paragraph-rsid="002187b9" style:font-weight-asian="bold" style:font-weight-complex="bold"/>
    </style:style>
    <style:style style:name="P38" style:family="paragraph" style:parent-style-name="Standard" style:list-style-name="L12">
      <style:text-properties fo:font-weight="bold" style:font-weight-asian="bold" style:font-weight-complex="bold"/>
    </style:style>
    <style:style style:name="P39" style:family="paragraph" style:parent-style-name="Standard">
      <style:text-properties fo:font-variant="normal" fo:text-transform="none" fo:color="#000000" style:font-name="Liberation Serif" fo:font-size="12pt" fo:letter-spacing="normal" fo:font-style="normal" fo:font-weight="bold" officeooo:paragraph-rsid="0020ea0b" style:font-weight-asian="bold" style:font-weight-complex="bold"/>
    </style:style>
    <style:style style:name="P40" style:family="paragraph" style:parent-style-name="Standard" style:list-style-name="L13">
      <style:text-properties fo:font-variant="normal" fo:text-transform="none" fo:color="#000000" style:font-name="Liberation Serif" fo:font-size="12pt" fo:letter-spacing="normal" fo:font-style="normal" fo:font-weight="bold" officeooo:rsid="002187b9" officeooo:paragraph-rsid="002187b9" style:font-weight-asian="bold" style:font-weight-complex="bold"/>
    </style:style>
    <style:style style:name="P41" style:family="paragraph" style:parent-style-name="Standard" style:list-style-name="L14">
      <style:text-properties fo:font-variant="normal" fo:text-transform="none" fo:color="#000000" style:font-name="Liberation Serif" fo:font-size="12pt" fo:letter-spacing="normal" fo:font-style="normal" fo:font-weight="bold" officeooo:rsid="00147d81" officeooo:paragraph-rsid="00177817" style:font-weight-asian="bold" style:font-weight-complex="bold"/>
    </style:style>
    <style:style style:name="P42" style:family="paragraph" style:parent-style-name="Standard" style:list-style-name="L12">
      <style:text-properties fo:font-variant="normal" fo:text-transform="none" fo:color="#000000" style:font-name="Liberation Serif" fo:font-size="12pt" fo:letter-spacing="normal" fo:font-style="normal" fo:font-weight="normal" officeooo:rsid="002187b9" officeooo:paragraph-rsid="002187b9" style:font-weight-asian="normal" style:font-weight-complex="normal"/>
    </style:style>
    <style:style style:name="P43" style:family="paragraph" style:parent-style-name="Standard">
      <style:text-properties fo:font-variant="normal" fo:text-transform="none" fo:color="#000000" style:font-name="Liberation Serif" fo:font-size="12pt" fo:letter-spacing="normal" fo:font-style="normal" fo:font-weight="normal" officeooo:rsid="002187b9" officeooo:paragraph-rsid="002187b9" style:font-weight-asian="normal" style:font-weight-complex="normal"/>
    </style:style>
    <style:style style:name="P44" style:family="paragraph" style:parent-style-name="Standard" style:list-style-name="L14">
      <style:text-properties fo:font-variant="normal" fo:text-transform="none" fo:color="#000000" style:font-name="Liberation Serif" fo:font-size="12pt" fo:letter-spacing="normal" fo:font-style="normal" fo:font-weight="normal" officeooo:rsid="00147d81" officeooo:paragraph-rsid="00177817" style:font-weight-asian="normal" style:font-weight-complex="normal"/>
    </style:style>
    <style:style style:name="P45" style:family="paragraph" style:parent-style-name="Standard">
      <style:text-properties fo:font-variant="normal" fo:text-transform="none" fo:color="#404040" style:font-name="monospace" fo:font-size="12pt" fo:letter-spacing="normal" fo:font-style="normal" fo:font-weight="normal" officeooo:paragraph-rsid="002187b9"/>
    </style:style>
    <style:style style:name="P46" style:family="paragraph" style:parent-style-name="Standard" style:list-style-name="L10">
      <style:text-properties officeooo:paragraph-rsid="002187b9"/>
    </style:style>
    <style:style style:name="T1" style:family="text">
      <style:text-properties fo:font-weight="bold" style:font-weight-asian="bold" style:font-weight-complex="bold"/>
    </style:style>
    <style:style style:name="T2" style:family="text">
      <style:text-properties fo:font-weight="bold" officeooo:rsid="000d793d" style:font-weight-asian="bold" style:font-weight-complex="bold"/>
    </style:style>
    <style:style style:name="T3" style:family="text">
      <style:text-properties fo:font-weight="bold" officeooo:rsid="000f660f" style:font-weight-asian="bold" style:font-weight-complex="bold"/>
    </style:style>
    <style:style style:name="T4" style:family="text">
      <style:text-properties fo:font-weight="bold" officeooo:rsid="0020ea0b" style:font-weight-asian="bold" style:font-weight-complex="bold"/>
    </style:style>
    <style:style style:name="T5" style:family="text">
      <style:text-properties fo:font-weight="bold" officeooo:rsid="002187b9"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d793d" style:font-weight-asian="normal" style:font-weight-complex="normal"/>
    </style:style>
    <style:style style:name="T8" style:family="text">
      <style:text-properties fo:font-weight="normal" officeooo:rsid="001309ca" style:font-weight-asian="normal" style:font-weight-complex="normal"/>
    </style:style>
    <style:style style:name="T9" style:family="text">
      <style:text-properties fo:font-weight="normal" officeooo:rsid="00132c1a" style:font-weight-asian="normal" style:font-weight-complex="normal"/>
    </style:style>
    <style:style style:name="T10" style:family="text">
      <style:text-properties fo:font-weight="normal" officeooo:rsid="00147d81" style:font-weight-asian="normal" style:font-weight-complex="normal"/>
    </style:style>
    <style:style style:name="T11" style:family="text">
      <style:text-properties fo:font-weight="normal" officeooo:rsid="002187b9" style:font-weight-asian="normal" style:font-weight-complex="normal"/>
    </style:style>
    <style:style style:name="T12" style:family="text">
      <style:text-properties officeooo:rsid="0020ea0b"/>
    </style:style>
    <style:style style:name="T13" style:family="text">
      <style:text-properties fo:font-variant="normal" fo:text-transform="none" fo:color="#000000" style:font-name="Liberation Serif" fo:font-size="12pt" fo:letter-spacing="normal" fo:font-style="normal"/>
    </style:style>
    <style:style style:name="T14" style:family="text">
      <style:text-properties fo:font-variant="normal" fo:text-transform="none" fo:color="#000000" style:font-name="Liberation Serif" fo:font-size="12pt" fo:letter-spacing="normal" fo:font-style="normal" fo:font-weight="bold"/>
    </style:style>
    <style:style style:name="T15" style:family="text">
      <style:text-properties fo:font-variant="normal" fo:text-transform="none" fo:color="#000000" style:font-name="Liberation Serif" fo:font-size="12pt" fo:letter-spacing="normal" fo:font-style="normal" fo:font-weight="bold" style:font-weight-asian="bold" style:font-weight-complex="bold"/>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transparent" loext:char-shading-value="0"/>
    </style:style>
    <style:style style:name="T17" style:family="text">
      <style:text-properties fo:color="#000000" style:font-name="Liberation Serif" fo:font-weight="bold" fo:background-color="transparent" loext:char-shading-value="0" style:font-weight-asian="bold" style:font-weight-complex="bold"/>
    </style:style>
    <style:style style:name="T18" style:family="text">
      <style:text-properties officeooo:rsid="002187b9"/>
    </style:style>
    <style:style style:name="T19" style:family="text">
      <style:text-properties officeooo:rsid="0023e8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text:tab/><text:tab/><text:tab/><text:tab/><text:span text:style-name="T2">Kubernetes cluster creation</text:span></text:p>
      <text:p text:style-name="P2"/>
      <text:p text:style-name="P2"/>
      <text:p text:style-name="Standard"><text:span text:style-name="T2"><text:tab/></text:span><text:span text:style-name="T7">In order to create the kubernetes cluster, we have follow some of the prequesties to create a k’8s cluster.</text:span></text:p>
      <text:p text:style-name="Standard"><text:span text:style-name="T7"><text:tab/></text:span><text:span text:style-name="T2">prerequisties: </text:span></text:p>
      <text:p text:style-name="Standard"><text:span text:style-name="T7"><text:tab/></text:span><text:span text:style-name="T3">for master: </text:span></text:p>
      <text:p text:style-name="P3"><text:tab/><text:tab/>2GB RAM (min.)</text:p>
      <text:p text:style-name="P3"><text:tab/><text:tab/>2 Cores CPU(min.)</text:p>
      <text:p text:style-name="P3"><text:tab/>for slave: </text:p>
      <text:p text:style-name="P3"><text:tab/><text:tab/>1GB RAM(min.)</text:p>
      <text:p text:style-name="P3"><text:tab/><text:tab/>1 Core CPU (min.)</text:p>
      <text:p text:style-name="P3"/>
      <text:p text:style-name="P1">Installation steps:</text:p>
      <text:p text:style-name="P1"><text:tab/>At master and node (Do the same process for both master and node only network differs master and node )<text:tab/><text:tab/></text:p>
      <text:p text:style-name="P1"><text:tab/><text:tab/><text:span text:style-name="T6">The Installation process will be same for both master and slave </text:span></text:p>
      <text:p text:style-name="P6"><text:tab/><text:tab/><text:tab/><text:tab/></text:p>
      <text:p text:style-name="P6"><text:tab/><text:tab/><text:tab/>- Update the repository</text:p>
      <text:p text:style-name="P6"><text:tab/><text:tab/><text:tab/>- Turn off swap space</text:p>
      <text:p text:style-name="P6"><text:tab/><text:tab/><text:tab/>- Update Hostname, Hosts &amp; Set Static IP</text:p>
      <text:p text:style-name="P6"><text:tab/><text:tab/><text:tab/>- Install Open SSH server and Docker</text:p>
      <text:p text:style-name="P6"><text:tab/><text:tab/><text:tab/>- Install kubeadm, kubectl and kubelet</text:p>
      <text:p text:style-name="P6"><text:tab/>After this process, on master and node , go to the master and </text:p>
      <text:p text:style-name="P6"/>
      <text:p text:style-name="P6"><text:tab/><text:tab/><text:tab/><text:tab/>Initiate Kubernetes Cluster </text:p>
      <text:p text:style-name="P1"><text:span text:style-name="T6"><text:tab/>`<text:tab/><text:tab/><text:tab/></text:span><text:span text:style-name="T8">install the pod network</text:span></text:p>
      <text:p text:style-name="P7"><text:tab/><text:tab/><text:tab/><text:tab/>setup the kubernetes dashboard</text:p>
      <text:p text:style-name="P4">commands:</text:p>
      <text:p text:style-name="P8"><text:tab/><text:tab/></text:p>
      <text:list xml:id="list6017476093652072752" text:style-name="L1">
        <text:list-item>
          <text:p text:style-name="P19">Update the repo,</text:p>
        </text:list-item>
      </text:list>
      <text:p text:style-name="P8"><text:tab/><text:tab/><text:span text:style-name="T1">sudo yum update or apt-get update</text:span></text:p>
      <text:p text:style-name="P8"/>
      <text:list xml:id="list5780327405474590502" text:style-name="L2">
        <text:list-item>
          <text:p text:style-name="P20">Turnoff the swap space,</text:p>
        </text:list-item>
      </text:list>
      <text:p text:style-name="P8"><text:tab/><text:tab/><text:span text:style-name="T1">swapoff -a</text:span><text:tab/></text:p>
      <text:list xml:id="list7380197138826313307" text:style-name="L3">
        <text:list-item>
          <text:p text:style-name="P21">Go the fstab file in path /etc/fstab and disbale the UUID,</text:p>
        </text:list-item>
      </text:list>
      <text:p text:style-name="P8"/>
      <text:p text:style-name="P9"># UUID=26620198-186a-404b-b9a1-12d957d7c826 <text:s text:c="4"/>/ <text:s text:c="10"/>xfs <text:s text:c="3"/>defaults,noatime <text:s/>1 <text:s text:c="2"/>1</text:p>
      <text:p text:style-name="P9"><text:tab/>- <text:span text:style-name="T18">check the swap memory is disabled or not with,</text:span></text:p>
      <text:p text:style-name="P9"><text:tab/><text:tab/><text:span text:style-name="T5">free -h</text:span></text:p>
      <text:list xml:id="list2973613021407839146" text:style-name="L4">
        <text:list-item>
          <text:p text:style-name="P33"><text:span text:style-name="T9"><text:s/></text:span><text:span text:style-name="T10">edit the hostname in path /etc/hostname and add the master name,</text:span></text:p>
        </text:list-item>
      </text:list>
      <text:p text:style-name="P10"><text:tab/><text:tab/><text:tab/><text:span text:style-name="T1">sudo /etc/hostname</text:span> </text:p>
      <text:p text:style-name="P10"><text:tab/><text:tab/><text:tab/></text:p>
      <text:list xml:id="list1466429766760704404" text:style-name="L5">
        <text:list-item>
          <text:p text:style-name="P22"><text:s/>edit the hosts file and add the ip of the master and nodes and hostnames <text:span text:style-name="T18">and viceversa</text:span></text:p>
        </text:list-item>
      </text:list>
      <text:p text:style-name="P10"><text:tab/><text:tab/><text:tab/><text:span text:style-name="T1">sudo /etc/hosts, </text:span><text:s/><text:span text:style-name="T19">mention as below: </text:span></text:p>
      <text:p text:style-name="P34"><text:tab/>127.0.0.1 <text:s text:c="2"/>localhost localhost.localdomain localhost4 localhost4.localdomain4</text:p>
      <text:p text:style-name="P34"><text:tab/>::1 <text:s text:c="8"/>localhost6 localhost6.localdomain6</text:p>
      <text:p text:style-name="P34"><text:tab/>172.31.32.11 <text:s text:c="8"/>k8master</text:p>
      <text:p text:style-name="P34"><text:tab/>172.31.13.123 <text:s text:c="6"/>node1</text:p>
      <text:p text:style-name="P34"><text:tab/>172.31.5.72 <text:s text:c="10"/>node2</text:p>
      <text:p text:style-name="P24"/>
      <text:p text:style-name="P24"><text:soft-page-break/></text:p>
      <text:p text:style-name="P24"/>
      <text:list xml:id="list2838718397244152064" text:style-name="L6">
        <text:list-header>
          <text:p text:style-name="P25"/>
        </text:list-header>
        <text:list-item>
          <text:p text:style-name="P25">create the kubernetes repo in path /etc/yum.repos.d/kubernetes.repo to get the kubernetes packages from the repo and add <text:s/>the following lines in that file,</text:p>
        </text:list-item>
      </text:list>
      <text:p text:style-name="P12"><text:tab/><text:tab/></text:p>
      <text:p text:style-name="P39">[kubernetes]</text:p>
      <text:p text:style-name="P13"><text:span text:style-name="T15">name=Kubernetes baseurl=https://packages.cloud.google.com/yum/repos/kubernetes-el7-x86_64 enabled=1 gpgcheck=1 repo_gpgcheck=1 gpgkey=https://packages.cloud.google.com/yum/doc/yum-key.gpg </text:span><text:a xlink:type="simple" xlink:href="https://packages.cloud.google.com/yum/doc/rpm-package-key.gpg" text:style-name="Internet_20_link" text:visited-style-name="Visited_20_Internet_20_Link">https://packages.cloud.google.com/yum/doc/rpm-package-key.gpg</text:a></text:p>
      <text:p text:style-name="P39"/>
      <text:p text:style-name="P45"><text:tab/><text:tab/></text:p>
      <text:list xml:id="list8026098212146460358" text:style-name="L7">
        <text:list-item>
          <text:p text:style-name="P26">Upgrade the ip tables in the file, /etc/sysctl.conf</text:p>
          <text:p text:style-name="P26"/>
        </text:list-item>
      </text:list>
      <text:p text:style-name="P14"><text:tab/><text:tab/><text:span text:style-name="T17">net.bridge.bridge-nf-call-ip6tables = 1 </text:span></text:p>
      <text:p text:style-name="P15"><text:tab/><text:tab/>net.bridge.bridge-nf-call-iptables = 1</text:p>
      <text:p text:style-name="P16"><text:tab/><text:span text:style-name="T6">check with command, </text:span></text:p>
      <text:p text:style-name="P16"><text:span text:style-name="T6"><text:tab/><text:tab/><text:tab/></text:span>sysctl -p</text:p>
      <text:list xml:id="list2180010059236427447" text:style-name="L8">
        <text:list-item>
          <text:p text:style-name="P27">Install the kubeadm, kubectl, kubelet and docker the master and even in the node machine,</text:p>
        </text:list-item>
      </text:list>
      <text:p text:style-name="P12"><text:tab/><text:tab/><text:span text:style-name="T4">yum install -y kubeadm kubelet kubectl docker</text:span></text:p>
      <text:list xml:id="list6759739502096607573" text:style-name="L9">
        <text:list-item>
          <text:p text:style-name="P28">Start and enable the kubelet service and docker (docker daemon)service,</text:p>
        </text:list-item>
      </text:list>
      <text:p text:style-name="P12"><text:span text:style-name="T12"><text:tab/></text:span><text:span text:style-name="T4"><text:tab/>for i in docker kubelet </text:span></text:p>
      <text:p text:style-name="P35"><text:tab/><text:tab/>&gt; do <text:tab/><text:tab/><text:tab/><text:tab/></text:p>
      <text:p text:style-name="P35"><text:tab/><text:tab/>&gt; systemctl start $i<text:tab/><text:tab/>(or) <text:tab/><text:tab/> systemctl start kubelet docker</text:p>
      <text:p text:style-name="P35"><text:tab/><text:tab/>&gt; systemctl enable $i<text:tab/><text:tab/><text:tab/><text:tab/> systemctl enable kubelet docker</text:p>
      <text:p text:style-name="P12"><text:span text:style-name="T4"><text:tab/><text:tab/>&gt; done</text:span><text:span text:style-name="T12"> </text:span></text:p>
      <text:p text:style-name="P10"><text:tab/></text:p>
      <text:list xml:id="list3881209596277912753" text:style-name="L10">
        <text:list-item>
          <text:p text:style-name="P29">Initialize the cluster in the master,</text:p>
          <text:list>
            <text:list-item>
              <text:list>
                <text:list-header>
                  <text:p text:style-name="P36">kubeadm init –pod-network-cidr=172.30.0.0/16</text:p>
                  <text:p text:style-name="P29"/>
                </text:list-header>
                <text:list-item>
                  <text:p text:style-name="P29">To start using your cluster, you need to run the following as a regular user:</text:p>
                  <text:p text:style-name="P46"><text:span text:style-name="T11"><text:s text:c="2"/></text:span><text:span text:style-name="T5">mkdir -p $HOME/.kube</text:span></text:p>
                </text:list-item>
              </text:list>
            </text:list-item>
          </text:list>
        </text:list-item>
      </text:list>
      <text:list xml:id="list4289006616302710691" text:style-name="L11">
        <text:list-header>
          <text:p text:style-name="P37"><text:s text:c="2"/><text:tab/> <text:s/>sudo cp -i /etc/kubernetes/admin.conf $HOME/.kube/config</text:p>
          <text:p text:style-name="P37"><text:s text:c="14"/>sudo chown $(id -u):$(id -g) $HOME/.kube/config</text:p>
          <text:p text:style-name="P30"/>
          <text:p text:style-name="P30">Alternatively, if you are the root user, you can run:</text:p>
          <text:p text:style-name="P30"/>
          <text:p text:style-name="P37"><text:s text:c="2"/><text:tab/>export KUBECONFIG=/etc/kubernetes/admin.conf</text:p>
        </text:list-header>
      </text:list>
      <text:list xml:id="list7471369211882249896" text:style-name="L12">
        <text:list-item>
          <text:p text:style-name="P31"><text:span text:style-name="T13">A Pod Network allows nodes within the cluster to communicate. There are several available </text:span><text:a xlink:type="simple" xlink:href="https://kubernetes.io/docs/concepts/cluster-administration/networking/#how-to-implement-the-kubernetes-networking-model" office:target-frame-name="_blank" xlink:show="new" text:style-name="Internet_20_link" text:visited-style-name="Visited_20_Internet_20_Link">Kubernetes networking options.</text:a><text:span text:style-name="T16"> </text:span><text:span text:style-name="T13">Use the following command to install the </text:span><text:span text:style-name="Strong_20_Emphasis"><text:span text:style-name="T14">flannel </text:span></text:span><text:span text:style-name="T13">pod network add-on:</text:span></text:p>
          <text:p text:style-name="P42"/>
          <text:p text:style-name="P38">sudo kubectl apply</text:p>
          <text:p text:style-name="P38">-f https://raw.githubusercontent.com/coreos/flannel/master/Documentation/kube-flannel.yml</text:p>
        </text:list-item>
      </text:list>
      <text:p text:style-name="P11"/>
      <text:list xml:id="list4527385532821760763" text:style-name="L13">
        <text:list-item>
          <text:p text:style-name="P32">Check the status of the nodes,</text:p>
          <text:list>
            <text:list-item>
              <text:list>
                <text:list-header>
                  <text:p text:style-name="P40">sudo kubectl get nodes</text:p>
                </text:list-header>
              </text:list>
            </text:list-item>
          </text:list>
        </text:list-item>
      </text:list>
      <text:list xml:id="list5849446262764418393" text:style-name="L14">
        <text:list-item>
          <text:p text:style-name="P44">Once a pod network has been installed, you can confirm that it is working by checking that the CoreDNS pod is running by typing:</text:p>
          <text:list>
            <text:list-header>
              <text:p text:style-name="P41">sudo kubectl get pods –all-namespaces</text:p>
            </text:list-header>
          </text:list>
        </text:list-item>
      </text:list>
      <text:p text:style-name="P17"><text:soft-page-break/></text:p>
      <text:p text:style-name="P17"/>
      <text:p text:style-name="P17"/>
      <text:p text:style-name="P17"/>
      <text:p text:style-name="P43">Repeat the same installation process in the nodes and while initialisation of kubenetes in the master you’ll the statement like shown below, use the link and copy and paste in node machine to join into the cluster. </text:p>
      <text:p text:style-name="P11"/>
      <text:p text:style-name="P5">kubeadm join 172.31.32.11:6443 --token 0gtf3i.2yxe1httf05nw6mv \</text:p>
      <text:p text:style-name="P18"><text:tab/>--discovery-token-ca-cert-hash sha256:d2bd7748326f93c078e540258a1cde35f2b464b7261654f9b03e413a78135120kubeadm join 172.31.32.11:6443 --token 0gtf3i.2yxe1httf05nw6mv –discovery-token-ca-cert-hash sha256:d2bd7748326f93c078e540258a1cde35f2b464b7261654f9b03e413a78135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0T10:18:14.553553261</meta:creation-date>
    <dc:date>2021-07-10T17:11:51.321893423</dc:date>
    <meta:editing-duration>PT1H21M40S</meta:editing-duration>
    <meta:editing-cycles>8</meta:editing-cycles>
    <meta:generator>LibreOffice/5.1.6.2$Linux_X86_64 LibreOffice_project/10m0$Build-2</meta:generator>
    <meta:document-statistic meta:table-count="0" meta:image-count="0" meta:object-count="0" meta:page-count="3" meta:paragraph-count="86" meta:word-count="536" meta:character-count="3957" meta:non-whitespace-character-count="3316"/>
  </office:meta>
</office:document-meta>
</file>